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c31c4" officeooo:paragraph-rsid="001c31c4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Table_20_Contents">
      <style:text-properties style:font-name="Arial" officeooo:rsid="001c31c4" officeooo:paragraph-rsid="001c31c4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c31c4" officeooo:paragraph-rsid="001c31c4" style:font-weight-asian="bold" style:font-weight-complex="bold"/>
    </style:style>
    <style:style style:name="P5" style:family="paragraph" style:parent-style-name="Standard" style:list-style-name="L1">
      <style:text-properties style:font-name="Arial" officeooo:rsid="001c31c4" officeooo:paragraph-rsid="001c31c4"/>
    </style:style>
    <style:style style:name="P6" style:family="paragraph" style:parent-style-name="Table_20_Contents">
      <style:text-properties style:font-name="Arial" officeooo:rsid="001e2b96" officeooo:paragraph-rsid="001e2b96"/>
    </style:style>
    <style:style style:name="T1" style:family="text">
      <style:text-properties officeooo:rsid="001c31c4"/>
    </style:style>
    <style:style style:name="T2" style:family="text">
      <style:text-properties officeooo:rsid="001e2b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 la estructura de una aplicación rest para la gestión de usuarios. Los usuarios se identifican por un id único y tienen como propiedades nombre, pass-word y profesión.</text:p>
      <text:p text:style-name="P1">La aplicación debe permitir las siguientes acciones:</text:p>
      <text:p text:style-name="P1"/>
      <text:list xml:id="list2979307117460349019" text:style-name="L1">
        <text:list-item>
          <text:p text:style-name="P5">Listar todos los usuarios.</text:p>
        </text:list-item>
        <text:list-item>
          <text:p text:style-name="P5">Listar un usuario determinado por loa id</text:p>
        </text:list-item>
        <text:list-item>
          <text:p text:style-name="P5">Borrar un usuario.</text:p>
        </text:list-item>
        <text:list-item>
          <text:p text:style-name="P5">Añadir un usuario.</text:p>
        </text:list-item>
        <text:list-item>
          <text:p text:style-name="P5">Actualizar un usuario.</text:p>
        </text:list-item>
      </text:list>
      <text:p text:style-name="P1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4">URL</text:p>
          </table:table-cell>
          <table:table-cell table:style-name="Tabla1.A1" office:value-type="string">
            <text:p text:style-name="P4">Método HTTP</text:p>
          </table:table-cell>
          <table:table-cell table:style-name="Tabla1.A1" office:value-type="string">
            <text:p text:style-name="P4">POST body</text:p>
          </table:table-cell>
          <table:table-cell table:style-name="Tabla1.D1" office:value-type="string">
            <text:p text:style-name="P4">Resultado</text:p>
          </table:table-cell>
        </table:table-row>
        <table:table-row>
          <table:table-cell table:style-name="Tabla1.A2" office:value-type="string">
            <text:p text:style-name="P3">/ap<text:span text:style-name="T2">p</text:span>/usuarios</text:p>
          </table:table-cell>
          <table:table-cell table:style-name="Tabla1.A2" office:value-type="string">
            <text:p text:style-name="P3">GET</text:p>
          </table:table-cell>
          <table:table-cell table:style-name="Tabla1.A2" office:value-type="string">
            <text:p text:style-name="P3">empty</text:p>
          </table:table-cell>
          <table:table-cell table:style-name="Tabla1.D2" office:value-type="string">
            <text:p text:style-name="P3">Devuelve todos los usuarios</text:p>
          </table:table-cell>
        </table:table-row>
        <table:table-row>
          <table:table-cell table:style-name="Tabla1.A2" office:value-type="string">
            <text:p text:style-name="P3">/ap<text:span text:style-name="T2">p</text:span>/usuarios/:id</text:p>
          </table:table-cell>
          <table:table-cell table:style-name="Tabla1.A2" office:value-type="string">
            <text:p text:style-name="P3">GET</text:p>
          </table:table-cell>
          <table:table-cell table:style-name="Tabla1.A2" office:value-type="string">
            <text:p text:style-name="P3">empty</text:p>
          </table:table-cell>
          <table:table-cell table:style-name="Tabla1.D2" office:value-type="string">
            <text:p text:style-name="P3">Devuelve solo el usuario con ese id</text:p>
          </table:table-cell>
        </table:table-row>
        <table:table-row>
          <table:table-cell table:style-name="Tabla1.A2" office:value-type="string">
            <text:p text:style-name="P3">/ap<text:span text:style-name="T2">p</text:span>/usuarios/:id</text:p>
          </table:table-cell>
          <table:table-cell table:style-name="Tabla1.A2" office:value-type="string">
            <text:p text:style-name="P3">DEL</text:p>
          </table:table-cell>
          <table:table-cell table:style-name="Tabla1.A2" office:value-type="string">
            <text:p text:style-name="P3">empty</text:p>
          </table:table-cell>
          <table:table-cell table:style-name="Tabla1.D2" office:value-type="string">
            <text:p text:style-name="P3">Borra el usuario con ese id</text:p>
          </table:table-cell>
        </table:table-row>
        <table:table-row>
          <table:table-cell table:style-name="Tabla1.A2" office:value-type="string">
            <text:p text:style-name="P2">/<text:span text:style-name="T1">app/usuarios</text:span></text:p>
          </table:table-cell>
          <table:table-cell table:style-name="Tabla1.A2" office:value-type="string">
            <text:p text:style-name="P3">POST</text:p>
          </table:table-cell>
          <table:table-cell table:style-name="Tabla1.A2" office:value-type="string">
            <text:p text:style-name="P6">usuario</text:p>
          </table:table-cell>
          <table:table-cell table:style-name="Tabla1.D2" office:value-type="string">
            <text:p text:style-name="P3">Crea un nuevo usuario</text:p>
          </table:table-cell>
        </table:table-row>
        <table:table-row>
          <table:table-cell table:style-name="Tabla1.A2" office:value-type="string">
            <text:p text:style-name="P2">/<text:span text:style-name="T1">app/usuarios/:id</text:span></text:p>
          </table:table-cell>
          <table:table-cell table:style-name="Tabla1.A2" office:value-type="string">
            <text:p text:style-name="P3">PUT</text:p>
          </table:table-cell>
          <table:table-cell table:style-name="Tabla1.A2" office:value-type="string">
            <text:p text:style-name="P6">usuario</text:p>
          </table:table-cell>
          <table:table-cell table:style-name="Tabla1.D2" office:value-type="string">
            <text:p text:style-name="P3">Actualiza todos los campos del usuario con ese i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08:57:35.932496023</meta:creation-date>
    <dc:date>2017-11-14T09:13:21.734272398</dc:date>
    <meta:editing-duration>PT7M6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31" meta:word-count="111" meta:character-count="665" meta:non-whitespace-character-count="590"/>
  </office:meta>
</office:document-meta>
</file>